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e22" officeooo:paragraph-rsid="0007de22"/>
    </style:style>
    <style:style style:name="P2" style:family="paragraph" style:parent-style-name="Preformatted_20_Text">
      <style:text-properties officeooo:rsid="0007de22" officeooo:paragraph-rsid="0007de22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ST SQUARE <text:s text:c="3"/>- <text:s/>MCFADDEN </text:p>
      <text:p text:style-name="P1"/>
      <text:p text:style-name="P1">1) NO CROSS VALIDATION – 30 FEATURES</text:p>
      <text:p text:style-name="P1"/>
      <text:p text:style-name="P2">step 1 : R2 adjusted = 0.0320794565365</text:p>
      <text:p text:style-name="Preformatted_20_Text">step 2 : R2 adjusted = 0.0411265530781</text:p>
      <text:p text:style-name="Preformatted_20_Text">step 3 : R2 adjusted = 0.0481890133613</text:p>
      <text:p text:style-name="Preformatted_20_Text">step 4 : R2 adjusted = 0.0514358016916</text:p>
      <text:p text:style-name="Preformatted_20_Text">step 5 : R2 adjusted = 0.0535750884708</text:p>
      <text:p text:style-name="Preformatted_20_Text">step 6 : R2 adjusted = 0.0557072759709</text:p>
      <text:p text:style-name="Preformatted_20_Text">step 7 : R2 adjusted = 0.0580645296234</text:p>
      <text:p text:style-name="Preformatted_20_Text">step 8 : R2 adjusted = 0.0601138475268</text:p>
      <text:p text:style-name="Preformatted_20_Text">step 9 : R2 adjusted = 0.06122894488</text:p>
      <text:p text:style-name="Preformatted_20_Text">step 10 : R2 adjusted = 0.0619636030891</text:p>
      <text:p text:style-name="Preformatted_20_Text">step 11 : R2 adjusted = 0.0625479329125</text:p>
      <text:p text:style-name="Preformatted_20_Text">step 12 : R2 adjusted = 0.063028005549</text:p>
      <text:p text:style-name="Preformatted_20_Text">step 13 : R2 adjusted = 0.0634340068141</text:p>
      <text:p text:style-name="Preformatted_20_Text">step 14 : R2 adjusted = 0.0636483769198</text:p>
      <text:p text:style-name="Preformatted_20_Text">step 15 : R2 adjusted = 0.0637074735784</text:p>
      <text:p text:style-name="Preformatted_20_Text">step 16 : R2 adjusted = 0.0637673586557</text:p>
      <text:p text:style-name="Preformatted_20_Text">step 17 : R2 adjusted = 0.06377695</text:p>
      <text:p text:style-name="Preformatted_20_Text">step 18 : R2 adjusted = 0.0637770496404</text:p>
      <text:p text:style-name="Preformatted_20_Text">-------------------------------------------------------</text:p>
      <text:p text:style-name="Preformatted_20_Text">Number of features chosen: 18</text:p>
      <text:p text:style-name="P3">Indices of features chosen: <text:s/>[1, 13, 4, 11, 7, 2, 16, 10, 19, 12, 23, 5, 8, 26, 21, 22, 0, 9]</text:p>
      <text:p text:style-name="P1">2) NO CROSS VALIDATION – 30 FEATURES + LOG OF MASSES</text:p>
      <text:p text:style-name="P1"/>
      <text:p text:style-name="P2">step 1 : R2 adjusted = 0.0320794565365</text:p>
      <text:p text:style-name="Preformatted_20_Text">step 2 : R2 adjusted = 0.047166942174</text:p>
      <text:p text:style-name="Preformatted_20_Text">step 3 : R2 adjusted = 0.0612482205189</text:p>
      <text:p text:style-name="Preformatted_20_Text">step 4 : R2 adjusted = 0.0668010566278</text:p>
      <text:p text:style-name="Preformatted_20_Text">step 5 : R2 adjusted = 0.0717001634344</text:p>
      <text:p text:style-name="Preformatted_20_Text">step 6 : R2 adjusted = 0.0757292538246</text:p>
      <text:p text:style-name="Preformatted_20_Text">step 7 : R2 adjusted = 0.0781177637565</text:p>
      <text:p text:style-name="Preformatted_20_Text">step 8 : R2 adjusted = 0.0800173636369</text:p>
      <text:p text:style-name="Preformatted_20_Text">step 9 : R2 adjusted = 0.0807079498126</text:p>
      <text:p text:style-name="Preformatted_20_Text">step 10 : R2 adjusted = 0.0812871433531</text:p>
      <text:p text:style-name="Preformatted_20_Text">step 11 : R2 adjusted = 0.0822125400866</text:p>
      <text:p text:style-name="Preformatted_20_Text">step 12 : R2 adjusted = 0.0827256747397</text:p>
      <text:p text:style-name="Preformatted_20_Text">step 13 : R2 adjusted = 0.0833855822215</text:p>
      <text:p text:style-name="Preformatted_20_Text">step 14 : R2 adjusted = 0.0834893390277</text:p>
      <text:p text:style-name="Preformatted_20_Text">step 15 : R2 adjusted = 0.0835659325506</text:p>
      <text:p text:style-name="Preformatted_20_Text">step 16 : R2 adjusted = 0.083659872517</text:p>
      <text:p text:style-name="Preformatted_20_Text">step 17 : R2 adjusted = 0.0837093679881</text:p>
      <text:p text:style-name="Preformatted_20_Text">step 18 : R2 adjusted = 0.0837332227061</text:p>
      <text:p text:style-name="Preformatted_20_Text">step 19 : R2 adjusted = 0.0837459084975</text:p>
      <text:p text:style-name="Preformatted_20_Text">step 20 : R2 adjusted = 0.0838071786813</text:p>
      <text:p text:style-name="Preformatted_20_Text">step 21 : R2 adjusted = 0.0838343878265</text:p>
      <text:p text:style-name="Preformatted_20_Text">step 22 : R2 adjusted = 0.0838448106646</text:p>
      <text:p text:style-name="Preformatted_20_Text">step 23 : R2 adjusted = 0.0838500404853</text:p>
      <text:p text:style-name="Preformatted_20_Text">step 24 : R2 adjusted = 0.0838532382908</text:p>
      <text:p text:style-name="Preformatted_20_Text">-------------------------------------------------------</text:p>
      <text:p text:style-name="Preformatted_20_Text">Number of features chosen: 24</text:p>
      <text:p text:style-name="P3">Indices of features chosen: <text:s/>[1, 30, 0, 33, 32, 13, 12, 11, 29, 16, 10, 7, 19, 4, 2, 23, 8, 21, 22, 26, 5, 31, 6, 3]</text:p>
      <text:p text:style-name="P1"/>
      <text:p text:style-name="P1"/>
      <text:p text:style-name="P1"/>
      <text:p text:style-name="P1"><text:soft-page-break/>1) WITH CROSS VALIDATION – 30 FEATURES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3:10:39.046418245</meta:creation-date>
    <dc:date>2017-10-26T23:54:24.748538257</dc:date>
    <meta:editing-duration>PT25M8S</meta:editing-duration>
    <meta:editing-cycles>1</meta:editing-cycles>
    <meta:document-statistic meta:table-count="0" meta:image-count="0" meta:object-count="0" meta:page-count="2" meta:paragraph-count="53" meta:word-count="382" meta:character-count="2142" meta:non-whitespace-character-count="1801"/>
    <meta:generator>LibreOffice/5.1.6.2$Linux_X86_64 LibreOffice_project/10m0$Build-2</meta:generator>
  </office:meta>
</office:document-meta>
</file>